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center" style:justify-single-word="false"/>
      <style:text-properties officeooo:paragraph-rsid="0005f5f7"/>
    </style:style>
    <style:style style:name="P2" style:family="paragraph" style:parent-style-name="Standard_20__28_user_29_">
      <style:paragraph-properties fo:text-align="center" style:justify-single-word="false"/>
      <style:text-properties style:font-name="Times New Roman" fo:font-size="18pt" fo:font-weight="bold" officeooo:paragraph-rsid="0005f5f7" style:font-size-asian="18pt" style:font-weight-asian="bold" style:font-name-complex="Times New Roman1" style:font-size-complex="18pt"/>
    </style:style>
    <style:style style:name="P3" style:family="paragraph" style:parent-style-name="Standard_20__28_user_29_">
      <style:text-properties style:font-name="Times New Roman" fo:font-size="18pt" fo:font-weight="bold" officeooo:paragraph-rsid="0005f5f7" style:font-size-asian="18pt" style:font-weight-asian="bold" style:font-name-complex="Times New Roman1" style:font-size-complex="18pt"/>
    </style:style>
    <style:style style:name="P4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5f5f7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officeooo:paragraph-rsid="0005f5f7" style:font-size-asian="14pt" style:font-weight-asian="bold" style:font-name-complex="Times New Roman1" style:font-size-complex="14pt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5f5f7" style:font-size-asian="14pt" style:font-weight-asian="bold" style:font-name-complex="Times New Roman1" style:font-size-complex="14pt"/>
    </style:style>
    <style:style style:name="P7" style:family="paragraph" style:parent-style-name="Standard_20__28_user_29_">
      <style:text-properties style:font-name="Times New Roman" fo:font-size="14pt" officeooo:paragraph-rsid="0005f5f7" style:font-size-asian="14pt" style:font-name-complex="Times New Roman1" style:font-size-complex="14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05f5f7" style:font-size-asian="14pt" style:font-name-complex="Times New Roman1" style:font-size-complex="14pt"/>
    </style:style>
    <style:style style:name="P9" style:family="paragraph" style:parent-style-name="Standard_20__28_user_29_">
      <style:text-properties style:font-name="Times New Roman" fo:font-size="14pt" officeooo:paragraph-rsid="0006f199" style:font-size-asian="14pt" style:font-name-complex="Times New Roman1" style:font-size-complex="14pt"/>
    </style:style>
    <style:style style:name="P10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officeooo:paragraph-rsid="0006f199" style:font-name-complex="Times New Roman1"/>
    </style:style>
    <style:style style:name="P11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officeooo:paragraph-rsid="0005f5f7" style:font-name-asian="Times New Roman1" style:font-size-asian="14pt" style:font-name-complex="Times New Roman1" style:font-size-complex="14pt"/>
    </style:style>
    <style:style style:name="P12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officeooo:paragraph-rsid="0005f5f7" style:font-name-asian="Times New Roman1" style:font-size-asian="14pt" style:font-name-complex="Times New Roman1" style:font-size-complex="14pt"/>
    </style:style>
    <style:style style:name="P13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officeooo:paragraph-rsid="0006f199" style:font-name-asian="Times New Roman1" style:font-size-asian="14pt" style:font-name-complex="Times New Roman1" style:font-size-complex="14pt"/>
    </style:style>
    <style:style style:name="P14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paragraph-rsid="0005f5f7" style:font-name-asian="Times New Roman1" style:font-size-asian="14pt" style:font-name-complex="Times New Roman1" style:font-size-complex="14pt"/>
    </style:style>
    <style:style style:name="P15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05f5f7"/>
    </style:style>
    <style:style style:name="P16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officeooo:paragraph-rsid="0006f199"/>
    </style:style>
    <style:style style:name="P17" style:family="paragraph" style:parent-style-name="List_20_Paragraph" style:list-style-name="WWNum21">
      <style:text-properties style:font-name="Times New Roman" fo:font-size="14pt" officeooo:paragraph-rsid="0005f5f7" style:font-size-asian="14pt" style:font-name-complex="Times New Roman1" style:font-size-complex="14pt"/>
    </style:style>
    <style:style style:name="P18" style:family="paragraph" style:parent-style-name="List_20_Paragraph" style:list-style-name="WWNum14a">
      <style:text-properties style:font-name="Times New Roman" fo:font-size="14pt" officeooo:paragraph-rsid="0005f5f7" style:font-size-asian="14pt" style:font-name-complex="Times New Roman1" style:font-size-complex="14pt"/>
    </style:style>
    <style:style style:name="P19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officeooo:paragraph-rsid="0005f5f7" style:font-size-asian="14pt" style:font-name-complex="Times New Roman1" style:font-size-complex="14pt"/>
    </style:style>
    <style:style style:name="P20" style:family="paragraph" style:parent-style-name="Standard_20__28_user_29_" style:list-style-name="">
      <style:paragraph-properties fo:margin-top="0.353cm" fo:margin-bottom="0.282cm" style:contextual-spacing="false" fo:line-height="104%" fo:keep-together="always" fo:keep-with-next="always"/>
      <style:text-properties style:font-name="Times New Roman" officeooo:paragraph-rsid="002ac304" style:letter-kerning="true"/>
    </style:style>
    <style:style style:name="P21" style:family="paragraph" style:parent-style-name="Standard_20__28_user_29_" style:list-style-name="L1">
      <style:paragraph-properties fo:margin-top="0.152cm" fo:margin-bottom="0.081cm" style:contextual-spacing="false" fo:line-height="100%"/>
      <style:text-properties style:font-name="Times New Roman" officeooo:paragraph-rsid="002ac304" style:letter-kerning="true"/>
    </style:style>
    <style:style style:name="P22" style:family="paragraph" style:parent-style-name="Standard_20__28_user_29_">
      <style:paragraph-properties fo:line-height="150%" fo:text-align="center" style:justify-single-word="false"/>
      <style:text-properties style:font-name="Times New Roman" officeooo:paragraph-rsid="0005f5f7" style:font-name-complex="Times New Roman1"/>
    </style:style>
    <style:style style:name="P23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Times New Roman" officeooo:paragraph-rsid="0026b8d9" style:font-name-complex="Times New Roman1"/>
    </style:style>
    <style:style style:name="P24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officeooo:paragraph-rsid="0006f199" style:font-name-complex="Times New Roman1"/>
    </style:style>
    <style:style style:name="P25" style:family="paragraph" style:parent-style-name="Standard_20__28_user_29_">
      <style:text-properties style:font-name="Times New Roman" officeooo:paragraph-rsid="0005f5f7" style:font-name-complex="Times New Roman1"/>
    </style:style>
    <style:style style:name="P26" style:family="paragraph" style:parent-style-name="Standard_20__28_user_29_">
      <style:text-properties style:font-name="Times New Roman" officeooo:rsid="0029d2b4" officeooo:paragraph-rsid="0029d2b4" style:font-name-complex="Times New Roman1"/>
    </style:style>
    <style:style style:name="P27" style:family="paragraph" style:parent-style-name="Standard_20__28_user_29_" style:list-style-name="">
      <style:paragraph-properties fo:margin-top="0.453cm" fo:margin-bottom="0.101cm" style:contextual-spacing="false" fo:line-height="104%" fo:keep-together="always" fo:keep-with-next="always"/>
      <style:text-properties style:font-name="Times New Roman" officeooo:paragraph-rsid="002ac304" style:font-name-complex="Times New Roman1"/>
    </style:style>
    <style:style style:name="P28" style:family="paragraph" style:parent-style-name="Standard_20__28_user_29_" style:list-style-name="">
      <style:paragraph-properties fo:margin-top="0.453cm" fo:margin-bottom="0.101cm" style:contextual-spacing="false" fo:line-height="104%"/>
      <style:text-properties style:font-name="Times New Roman" officeooo:paragraph-rsid="002ac304" style:font-name-complex="Times New Roman1"/>
    </style:style>
    <style:style style:name="P29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Times New Roman" fo:font-size="16pt" fo:font-style="italic" fo:font-weight="bold" officeooo:rsid="00253748" officeooo:paragraph-rsid="00253748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P30" style:family="paragraph" style:parent-style-name="Standard_20__28_user_29_">
      <style:text-properties style:font-name="Times New Roman" fo:font-size="10pt" officeooo:paragraph-rsid="0005f5f7" style:font-size-asian="10pt" style:font-name-complex="Times New Roman1" style:font-size-complex="10pt" style:font-weight-complex="bold"/>
    </style:style>
    <style:style style:name="P31" style:family="paragraph" style:parent-style-name="Standard_20__28_user_29_">
      <style:text-properties style:font-name="Times New Roman" fo:font-size="10pt" officeooo:rsid="0029d2b4" officeooo:paragraph-rsid="0029d2b4" style:font-size-asian="10pt" style:font-name-complex="Times New Roman1" style:font-size-complex="10pt"/>
    </style:style>
    <style:style style:name="P32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Times New Roman" fo:font-size="12pt" fo:font-style="normal" fo:font-weight="normal" officeooo:rsid="0026b8d9" officeooo:paragraph-rsid="0026b8d9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33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fo:font-weight="normal" officeooo:rsid="002ac304" officeooo:paragraph-rsid="002ac304" style:font-weight-asian="normal" style:font-name-complex="Times New Roman1" style:font-size-complex="11pt" style:font-weight-complex="normal"/>
    </style:style>
    <style:style style:name="P34" style:family="paragraph" style:parent-style-name="Standard_20__28_user_29_">
      <style:paragraph-properties fo:line-height="150%" fo:text-align="start" style:justify-single-word="false"/>
      <style:text-properties style:font-name="Times New Roman" fo:font-size="11pt" fo:font-weight="normal" officeooo:rsid="002c9b5c" officeooo:paragraph-rsid="002c9b5c" style:font-size-asian="9.60000038146973pt" style:font-weight-asian="normal" style:font-name-complex="Times New Roman1" style:font-size-complex="11pt" style:font-weight-complex="normal"/>
    </style:style>
    <style:style style:name="P35" style:family="paragraph" style:parent-style-name="Standard_20__28_user_29_" style:list-style-name="">
      <style:paragraph-properties fo:margin-top="0.353cm" fo:margin-bottom="0cm" style:contextual-spacing="false" fo:line-height="104%" fo:keep-together="always" fo:keep-with-next="always"/>
      <style:text-properties fo:color="#000000" loext:opacity="100%" style:font-name="Times New Roman" fo:font-size="14pt" fo:font-weight="bold" officeooo:paragraph-rsid="0005f5f7" style:letter-kerning="true" style:font-name-asian="SimSun" style:font-size-asian="14pt" style:font-weight-asian="bold" style:font-name-complex="Times New Roman1" style:font-size-complex="14pt" style:font-weight-complex="bold"/>
    </style:style>
    <style:style style:name="P36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  <style:text-properties officeooo:paragraph-rsid="002ac304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2329ac" style:font-size-asian="14pt" style:font-weight-asian="bold" style:font-name-complex="Times New Roman1" style:font-size-complex="14pt"/>
    </style:style>
    <style:style style:name="T3" style:family="text">
      <style:text-properties style:font-name="Times New Roman" officeooo:rsid="00143dfa" style:font-name-complex="Times New Roman1" style:font-size-complex="11pt" style:font-weight-complex="bold"/>
    </style:style>
    <style:style style:name="T4" style:family="text">
      <style:text-properties style:font-name="Times New Roman" officeooo:rsid="002ac304" style:font-name-complex="Times New Roman1" style:font-size-complex="11pt" style:font-weight-complex="bold"/>
    </style:style>
    <style:style style:name="T5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loext:opacity="100%" style:font-name="Times New Roman" fo:font-size="14pt" officeooo:rsid="0006f199" style:font-name-asian="Times New Roman1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4pt" officeooo:rsid="002329ac" style:font-name-asian="Times New Roman1" style:font-size-asian="14pt" style:font-name-complex="Times New Roman1" style:font-size-complex="14pt"/>
    </style:style>
    <style:style style:name="T8" style:family="text">
      <style:text-properties fo:color="#000000" loext:opacity="100%" style:text-outline="false"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9" style:family="text">
      <style:text-properties style:text-underline-style="solid" style:text-underline-width="auto" style:text-underline-color="#ffffff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#ffffff" fo:font-weight="bold" officeooo:rsid="002ac304" style:font-weight-asian="bold" style:font-weight-complex="bold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2c9b5c" style:font-size-asian="14pt" style:font-weight-asian="bold" style:font-size-complex="14pt"/>
    </style:style>
    <style:style style:name="T14" style:family="text">
      <style:text-properties fo:font-size="14pt" fo:font-weight="bold" style:letter-kerning="true" style:font-name-asian="SimSun" style:font-size-asian="14pt" style:font-weight-asian="bold" style:font-size-complex="14pt" style:font-weight-complex="bold"/>
    </style:style>
    <style:style style:name="T15" style:family="text">
      <style:text-properties fo:font-size="14pt" officeooo:rsid="002c9b5c" style:font-size-asian="14pt" style:font-size-complex="14pt"/>
    </style:style>
    <style:style style:name="T16" style:family="text">
      <style:text-properties fo:font-size="12pt" fo:font-style="normal" fo:font-weight="normal" officeooo:rsid="0026b8d9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0pt" style:font-size-asian="10pt" style:font-size-complex="10pt" style:font-weight-complex="bold"/>
    </style:style>
    <style:style style:name="T18" style:family="text">
      <style:text-properties style:font-name-asian="SimSun" style:font-name-complex="Times New Roman1" style:font-size-complex="11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осковский Авиационный Институт</text:p>
      <text:p text:style-name="P8">(Национальный Исследовательский Университет)</text:p>
      <text:p text:style-name="P8">Факультет информационных технологий и прикладной математики</text:p>
      <text:p text:style-name="P8">Кафедра вычислительной математики и программирования</text:p>
      <text:p text:style-name="P2"/>
      <text:p text:style-name="P2"/>
      <text:p text:style-name="P1"><text:span text:style-name="T1">Лабораторная работа №</text:span><text:span text:style-name="T2">3</text:span><text:span text:style-name="T1"> по курсу</text:span></text:p>
      <text:p text:style-name="P4">«Операционные системы»</text:p>
      <text:p text:style-name="P4"/>
      <text:p text:style-name="P1"/>
      <text:p text:style-name="P3"/>
      <text:p text:style-name="P2"/>
      <text:p text:style-name="P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6"><text:span text:style-name="T5">Студент: <text:s/></text:span><text:span text:style-name="T8">Дубровин Дмитрий</text:span></text:p>
      <text:p text:style-name="P13">Группа: М80-207Б-21</text:p>
      <text:p text:style-name="P15"><text:span text:style-name="T5">Вариант: </text:span><text:span text:style-name="T6">1</text:span><text:span text:style-name="T7">8</text:span></text:p>
      <text:p text:style-name="P11">Преподаватель: Миронов Евгений Сергеевич</text:p>
      <text:p text:style-name="P11">Оценка: ___________</text:p>
      <text:p text:style-name="P11">Дата: ___________</text:p>
      <text:p text:style-name="P11">Подпись: ___________</text:p>
      <text:p text:style-name="P14"/>
      <text:p text:style-name="P14"/>
      <text:p text:style-name="P14">Москва, 2022</text:p>
      <text:p text:style-name="P6"><text:soft-page-break/>Содержание</text:p>
      <text:list xml:id="list2605732809" text:style-name="WWNum21">
        <text:list-item text:start-value="1">
          <text:p text:style-name="P17">Репозиторий</text:p>
        </text:list-item>
        <text:list-item text:style-override="WWNum14a">
          <text:p text:style-name="P18">Постановка задачи</text:p>
        </text:list-item>
        <text:list-item text:style-override="WWNum14a">
          <text:p text:style-name="P18">Общие сведения о программе</text:p>
        </text:list-item>
        <text:list-item text:style-override="WWNum14a">
          <text:p text:style-name="P18">Общий метод и алгоритм решения</text:p>
        </text:list-item>
        <text:list-item text:style-override="WWNum14a">
          <text:p text:style-name="P18">Исходный код</text:p>
        </text:list-item>
        <text:list-item text:style-override="WWNum14a">
          <text:p text:style-name="P18">Демонстрация работы программы</text:p>
        </text:list-item>
        <text:list-item text:style-override="WWNum14a">
          <text:p text:style-name="P18">Выводы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Репозиторий</text:p>
      <text:p text:style-name="P9">https://github.com/1droozd1/os_labs/tree/main/lab_3</text:p>
      <text:p text:style-name="P6">Постановка задачи</text:p>
      <text:h text:style-name="P35" text:outline-level="2">Цель работы</text:h>
      <text:h text:style-name="P20" text:outline-level="2">Приобретение практических навыков в: </text:h>
      <text:list xml:id="list3637961835" text:style-name="L1">
        <text:list-item>
          <text:h text:style-name="P21" text:outline-level="2"><text:span text:style-name="T18">Управление потоками в ОС</text:span></text:h>
        </text:list-item>
        <text:list-item>
          <text:h text:style-name="P21" text:outline-level="2"><text:span text:style-name="T18">Обеспечение синхронизации между потоками</text:span></text:h>
        </text:list-item>
      </text:list>
      <text:h text:style-name="P27" text:outline-level="2"><text:span text:style-name="T14">Задание</text:span></text:h>
      <text:h text:style-name="P28" text:outline-level="2">Составить программу на языке Си, обрабатывающую данные в многопоточном режиме. При </text:h>
      <text:p text:style-name="P10">обработки использовать стандартные средства создания потоков операционной системы </text:p>
      <text:p text:style-name="P10">(Windows/Unix). Ограничение потоков должно быть задано ключом запуска вашей программы.</text:p>
      <text:p text:style-name="P10">Так же необходимо уметь продемонстрировать количество потоков, используемое вашей </text:p>
      <text:p text:style-name="P10">программой с помощью стандартных средств операционной системы.</text:p>
      <text:p text:style-name="P10">В отчете привести исследование зависимости ускорения и эффективности алгоритма от входящих данных и количества потоков. Получившиеся результаты необходимо объяснить.</text:p>
      <text:p text:style-name="P10"/>
      <text:p text:style-name="P10"><text:span text:style-name="T9">Задание по варианту </text:span><text:span text:style-name="T10">(вариант 18)</text:span><text:span text:style-name="T9">:</text:span> Найти образец в строке наивным алгоритмом</text:p>
      <text:p text:style-name="P10"/>
      <text:p text:style-name="P5">Общие сведения о программе</text:p>
      <text:p text:style-name="P36"><text:span text:style-name="T3">П</text:span><text:span text:style-name="T4">рограмма представляет из себя один файл main.c</text:span></text:p>
      <text:p text:style-name="P5">Общий метод и алгоритм решения</text:p>
      <text:p text:style-name="P33">Наивный алгоритм на то и наивный, что очень простой для использования и реализации. ПО факту это простой перебор определенного pattern в строке. Для ускорения данного действа я, выполняя поставленное задание, использую многопоточность. Я решил разбить исходную строку на множество подстрок, далее же получившиеся подстроки отправляются на обработку потоками. Для решения проблем доступа потоков к данным, я использовал структуру и выделение памяти с помощью malloc.</text:p>
      <text:p text:style-name="P5">Исходный код</text:p>
      <text:p text:style-name="P29">Main.c</text:p>
      <text:p text:style-name="P32">#include "stdio.h"</text:p>
      <text:p text:style-name="P32"><text:soft-page-break/>#include "stdlib.h"</text:p>
      <text:p text:style-name="P32">#include "pthread.h"</text:p>
      <text:p text:style-name="P32">#include "string.h"</text:p>
      <text:p text:style-name="P32">#include "time.h"</text:p>
      <text:p text:style-name="P32"/>
      <text:p text:style-name="P32">//valgrind --tool=memcheck ./a.out</text:p>
      <text:p text:style-name="P32"/>
      <text:p text:style-name="P32">typedef struct thread_data {</text:p>
      <text:p text:style-name="P32"/>
      <text:p text:style-name="P32"><text:s text:c="4"/>long int size;</text:p>
      <text:p text:style-name="P32"><text:s text:c="4"/>char *pat;</text:p>
      <text:p text:style-name="P32"><text:s text:c="4"/>char *txt;</text:p>
      <text:p text:style-name="P32"/>
      <text:p text:style-name="P32">} thread_data;</text:p>
      <text:p text:style-name="P32"/>
      <text:p text:style-name="P32">pthread_mutex_t mutex;</text:p>
      <text:p text:style-name="P32"/>
      <text:p text:style-name="P32">void *threads_searching(void* args)</text:p>
      <text:p text:style-name="P32">{</text:p>
      <text:p text:style-name="P32"><text:s text:c="4"/>thread_data *tdata = (thread_data *)args;</text:p>
      <text:p text:style-name="P32"/>
      <text:p text:style-name="P32"><text:s text:c="4"/>char *pattern = tdata-&gt;pat;</text:p>
      <text:p text:style-name="P32"><text:s text:c="4"/>char *string_from_text = tdata-&gt;txt;</text:p>
      <text:p text:style-name="P32"><text:s text:c="4"/>int size = tdata -&gt; size;</text:p>
      <text:p text:style-name="P32"><text:s text:c="4"/></text:p>
      <text:p text:style-name="P32"><text:s text:c="4"/>int len_of_pattern = strlen(pattern);</text:p>
      <text:p text:style-name="P32"><text:s text:c="4"/>int len_of_str = strlen(string_from_text);</text:p>
      <text:p text:style-name="P32"><text:s/></text:p>
      <text:p text:style-name="P32"><text:s text:c="4"/>int flag1 = 0;</text:p>
      <text:p text:style-name="P32"><text:s/></text:p>
      <text:p text:style-name="P32"><text:s text:c="4"/>for (int i = 0; i &lt; len_of_str - len_of_pattern; i++) {</text:p>
      <text:p text:style-name="P32"><text:s text:c="8"/>for (int j = 0; j &lt; len_of_pattern; j++) {</text:p>
      <text:p text:style-name="P32"><text:s text:c="12"/>if (string_from_text[i + j] != pattern[j]) {</text:p>
      <text:p text:style-name="P32"><text:s text:c="16"/>break;</text:p>
      <text:p text:style-name="P32"><text:s text:c="12"/>}</text:p>
      <text:p text:style-name="P32"><text:soft-page-break/><text:s text:c="12"/>if (j == len_of_pattern - 1) {</text:p>
      <text:p text:style-name="P32"><text:s text:c="16"/>int size1 = i + size;</text:p>
      <text:p text:style-name="P32"><text:s text:c="16"/>printf("Pattern found at index: %d\n", size1);</text:p>
      <text:p text:style-name="P32"><text:s text:c="16"/>flag1 = 1;</text:p>
      <text:p text:style-name="P32"><text:s text:c="12"/>}</text:p>
      <text:p text:style-name="P32"><text:s text:c="8"/>}</text:p>
      <text:p text:style-name="P32"><text:s text:c="4"/>}</text:p>
      <text:p text:style-name="P32"><text:s text:c="4"/></text:p>
      <text:p text:style-name="P32"><text:s text:c="4"/>free(tdata);</text:p>
      <text:p text:style-name="P32"><text:s text:c="4"/>free(string_from_text);</text:p>
      <text:p text:style-name="P32"><text:s text:c="4"/>return NULL;</text:p>
      <text:p text:style-name="P32">}</text:p>
      <text:p text:style-name="P32"/>
      <text:p text:style-name="P32"/>
      <text:p text:style-name="P32">int main(int argc, char *argv[]) </text:p>
      <text:p text:style-name="P32">{</text:p>
      <text:p text:style-name="P32"><text:s text:c="4"/>pthread_t *th;</text:p>
      <text:p text:style-name="P32"><text:s text:c="4"/>int threads_amount = atoi(argv[0]);</text:p>
      <text:p text:style-name="P32"/>
      <text:p text:style-name="P32"><text:s text:c="4"/>if (threads_amount &lt; 2) {</text:p>
      <text:p text:style-name="P32"><text:s text:c="8"/>printf("Write amount of threads: ");</text:p>
      <text:p text:style-name="P32"><text:s text:c="8"/>scanf("%d", &amp;threads_amount);</text:p>
      <text:p text:style-name="P32"><text:s text:c="4"/>}</text:p>
      <text:p text:style-name="P32"><text:s text:c="4"/>printf("Amount of threads = %d\n", threads_amount);</text:p>
      <text:p text:style-name="P32"/>
      <text:p text:style-name="P32"><text:s text:c="4"/>int len_txt;</text:p>
      <text:p text:style-name="P32"><text:s text:c="4"/>printf("Write amount of symbols in text: ");</text:p>
      <text:p text:style-name="P32"><text:s text:c="4"/>scanf("%d", &amp;len_txt);</text:p>
      <text:p text:style-name="P32"/>
      <text:p text:style-name="P32"><text:s text:c="4"/>char *text;</text:p>
      <text:p text:style-name="P32"><text:s text:c="4"/>text = (char*) malloc(len_txt * sizeof(char));</text:p>
      <text:p text:style-name="P32"/>
      <text:p text:style-name="P32"><text:s text:c="4"/>for (int i = 0; i &lt; len_txt; i++) {</text:p>
      <text:p text:style-name="P32"><text:s text:c="8"/>char randomletter = "ABC"[random () % 3];</text:p>
      <text:p text:style-name="P32"><text:s text:c="8"/>text[i] = randomletter;</text:p>
      <text:p text:style-name="P32"><text:soft-page-break/><text:s text:c="4"/>}</text:p>
      <text:p text:style-name="P32"/>
      <text:p text:style-name="P32"><text:s text:c="4"/>//printf("text = %s\n", text);</text:p>
      <text:p text:style-name="P32"/>
      <text:p text:style-name="P32"><text:s text:c="4"/>char pat[20];</text:p>
      <text:p text:style-name="P32"><text:s text:c="4"/>printf("Write pattern - ");</text:p>
      <text:p text:style-name="P32"><text:s text:c="4"/>scanf("%s", pat);</text:p>
      <text:p text:style-name="P32"/>
      <text:p text:style-name="P32"><text:s text:c="4"/>int lenght_pat = strlen(pat);</text:p>
      <text:p text:style-name="P32"/>
      <text:p text:style-name="P32"><text:s text:c="4"/>while (lenght_pat &gt; len_txt) {</text:p>
      <text:p text:style-name="P32"><text:s text:c="8"/>printf("Wrong pattern, write pattern less than a string: \n");</text:p>
      <text:p text:style-name="P32"><text:s text:c="8"/>scanf("%s", pat);</text:p>
      <text:p text:style-name="P32"><text:s text:c="8"/>printf("Pattern = %s\n", pat);</text:p>
      <text:p text:style-name="P32"><text:s text:c="4"/>}</text:p>
      <text:p text:style-name="P32"/>
      <text:p text:style-name="P32"><text:s text:c="4"/>clock_t t1, t2;</text:p>
      <text:p text:style-name="P32"><text:s/></text:p>
      <text:p text:style-name="P32"><text:s text:c="4"/>t1 = clock();</text:p>
      <text:p text:style-name="P32"/>
      <text:p text:style-name="P32"><text:s text:c="4"/>int max_threads_amount = len_txt / lenght_pat;</text:p>
      <text:p text:style-name="P32"/>
      <text:p text:style-name="P32"><text:s text:c="4"/>if (threads_amount &gt; max_threads_amount) {</text:p>
      <text:p text:style-name="P32"><text:s text:c="8"/>threads_amount = max_threads_amount;</text:p>
      <text:p text:style-name="P32"><text:s text:c="8"/>printf("Too many threads, max amount of threads is %d\n", threads_amount);</text:p>
      <text:p text:style-name="P32"><text:s text:c="4"/>}</text:p>
      <text:p text:style-name="P32"/>
      <text:p text:style-name="P32"><text:s text:c="4"/>th = (pthread_t *) malloc(threads_amount * sizeof(pthread_t));</text:p>
      <text:p text:style-name="P32"><text:s text:c="4"/></text:p>
      <text:p text:style-name="P32"><text:s text:c="4"/>if (th == NULL) {</text:p>
      <text:p text:style-name="P32"><text:s text:c="8"/>printf("Error with threads\n");</text:p>
      <text:p text:style-name="P32"><text:s text:c="4"/>}</text:p>
      <text:p text:style-name="P32"/>
      <text:p text:style-name="P32"><text:s text:c="4"/>int kolSym_in_str = (len_txt / threads_amount);</text:p>
      <text:p text:style-name="P32"><text:s text:c="4"/>char *strok;</text:p>
      <text:p text:style-name="P32"><text:soft-page-break/></text:p>
      <text:p text:style-name="P32"><text:s text:c="4"/>int flag1 = 0;</text:p>
      <text:p text:style-name="P32"/>
      <text:p text:style-name="P32"><text:s text:c="4"/>if (len_txt % threads_amount != 0) {</text:p>
      <text:p text:style-name="P32"><text:s text:c="8"/>flag1 = 1;</text:p>
      <text:p text:style-name="P32"><text:s text:c="4"/>}</text:p>
      <text:p text:style-name="P32"/>
      <text:p text:style-name="P32"><text:s text:c="4"/>int j = 0;</text:p>
      <text:p text:style-name="P32"/>
      <text:p text:style-name="P32"><text:s text:c="4"/>for (int i = 0; i &lt; threads_amount; i++) {</text:p>
      <text:p text:style-name="P32"/>
      <text:p text:style-name="P32"><text:s text:c="8"/>thread_data *tdata = malloc(sizeof(thread_data));</text:p>
      <text:p text:style-name="P32"><text:s text:c="8"/></text:p>
      <text:p text:style-name="P32"><text:s text:c="8"/>if (flag1 == 1) { // the number of text characters is not </text:p>
      <text:p text:style-name="P32"><text:s text:c="26"/>//divisible by the number of threads</text:p>
      <text:p text:style-name="P32"/>
      <text:p text:style-name="P32"><text:s text:c="12"/>if (i == (threads_amount - 1)) {</text:p>
      <text:p text:style-name="P32"/>
      <text:p text:style-name="P32"><text:s text:c="16"/>strok = (char*) malloc((kolSym_in_str + (len_txt % threads_amount)) * (sizeof(char)));</text:p>
      <text:p text:style-name="P32"><text:s text:c="16"/>strncpy(strok, (char *) &amp;text[j], kolSym_in_str + (len_txt % threads_amount));</text:p>
      <text:p text:style-name="P32"><text:s text:c="16"/></text:p>
      <text:p text:style-name="P32"><text:s text:c="12"/>} else {</text:p>
      <text:p text:style-name="P32"/>
      <text:p text:style-name="P32"><text:s text:c="16"/>strok = (char*) malloc((kolSym_in_str + lenght_pat - 1) * (sizeof(char)));</text:p>
      <text:p text:style-name="P32"><text:s text:c="16"/>strncpy(strok, (char *) &amp;text[j], kolSym_in_str + lenght_pat - 1);</text:p>
      <text:p text:style-name="P32"/>
      <text:p text:style-name="P32"><text:s text:c="12"/>}</text:p>
      <text:p text:style-name="P32"/>
      <text:p text:style-name="P32"><text:s text:c="8"/>} else { //the number of characters divided by the number of threads (without modulo)</text:p>
      <text:p text:style-name="P32"/>
      <text:p text:style-name="P32"><text:s text:c="12"/>if (i == (threads_amount - 1)) {</text:p>
      <text:p text:style-name="P32"/>
      <text:p text:style-name="P32"><text:s text:c="16"/>strok = (char*) malloc((kolSym_in_str) * sizeof(char));</text:p>
      <text:p text:style-name="P32"><text:s text:c="16"/>strncpy(strok, (char *) &amp;text[j], kolSym_in_str);</text:p>
      <text:p text:style-name="P32"/>
      <text:p text:style-name="P32"><text:soft-page-break/><text:s text:c="12"/>} else {</text:p>
      <text:p text:style-name="P32"/>
      <text:p text:style-name="P32"><text:s text:c="16"/>strok = (char*) malloc((kolSym_in_str + lenght_pat - 1) * (sizeof(char)));</text:p>
      <text:p text:style-name="P32"><text:s text:c="16"/>strncpy(strok, (char *) &amp;text[j], kolSym_in_str + lenght_pat - 1);</text:p>
      <text:p text:style-name="P32"/>
      <text:p text:style-name="P32"><text:s text:c="12"/>}</text:p>
      <text:p text:style-name="P32"><text:s text:c="8"/>}</text:p>
      <text:p text:style-name="P32"/>
      <text:p text:style-name="P32"><text:s text:c="8"/>tdata -&gt; pat = (char *)pat;</text:p>
      <text:p text:style-name="P32"><text:s text:c="8"/>tdata -&gt; txt = (char *)strok;</text:p>
      <text:p text:style-name="P32"><text:s text:c="8"/>tdata -&gt; size = j;</text:p>
      <text:p text:style-name="P32"/>
      <text:p text:style-name="P32"><text:s text:c="8"/>j += kolSym_in_str;</text:p>
      <text:p text:style-name="P32"/>
      <text:p text:style-name="P32"><text:s text:c="8"/>if ((pthread_create(&amp;th[i], NULL, threads_searching, (void *)tdata)) != 0) {</text:p>
      <text:p text:style-name="P32"><text:s text:c="12"/>perror("Failed to create thread");</text:p>
      <text:p text:style-name="P32"><text:s text:c="8"/>}</text:p>
      <text:p text:style-name="P32"><text:s text:c="4"/>}</text:p>
      <text:p text:style-name="P32"/>
      <text:p text:style-name="P32"><text:s text:c="4"/>for (int i = 0; i &lt; threads_amount; i++) {</text:p>
      <text:p text:style-name="P32"><text:s text:c="8"/>if ((pthread_join(th[i], NULL)) != 0) {</text:p>
      <text:p text:style-name="P32"><text:s text:c="12"/>perror("Failed to join thread");</text:p>
      <text:p text:style-name="P32"><text:s text:c="8"/>}</text:p>
      <text:p text:style-name="P32"><text:s text:c="4"/>}</text:p>
      <text:p text:style-name="P32"/>
      <text:p text:style-name="P32"><text:s text:c="4"/>free(text);</text:p>
      <text:p text:style-name="P32"><text:s text:c="4"/>free(th);</text:p>
      <text:p text:style-name="P32"/>
      <text:p text:style-name="P32"><text:s text:c="4"/>t2 = clock();</text:p>
      <text:p text:style-name="P32"/>
      <text:p text:style-name="P32"><text:s text:c="4"/>printf("Сompilation time: %f\n", (t2 - t1) / (double)CLOCKS_PER_SEC);</text:p>
      <text:p text:style-name="P32"><text:s text:c="4"/></text:p>
      <text:p text:style-name="P32"><text:s text:c="4"/>return 0;</text:p>
      <text:p text:style-name="P23"><text:span text:style-name="T16">}</text:span></text:p>
      <text:p text:style-name="P6">Демонстрация работы программы</text:p>
      <text:p text:style-name="P30"><text:soft-page-break/></text:p>
      <text:p text:style-name="P30">dr0ozd1@Dmitry-Nitro-AN515-45:~/Coding/Lab_os/os_labs/lab_3/src$ gcc main.c</text:p>
      <text:p text:style-name="P30">dr0ozd1@Dmitry-Nitro-AN515-45:~/Coding/Lab_os/os_labs/lab_3/src$ time ./a.out</text:p>
      <text:p text:style-name="P30">Write amount of threads: 16</text:p>
      <text:p text:style-name="P30">Amount of threads = 16</text:p>
      <text:p text:style-name="P30">Write amount of symbols in text: 10000000</text:p>
      <text:p text:style-name="P30">Write pattern - ABCBABCBBA</text:p>
      <text:p text:style-name="P30">Pattern found at index: 636956</text:p>
      <text:p text:style-name="P30">Pattern found at index: 115396</text:p>
      <text:p text:style-name="P30">Pattern found at index: 694665</text:p>
      <text:p text:style-name="P30">Pattern found at index: 1300079</text:p>
      <text:p text:style-name="P30">Pattern found at index: 139318</text:p>
      <text:p text:style-name="P30">Pattern found at index: 1906209</text:p>
      <text:p text:style-name="P30">Pattern found at index: 1320346</text:p>
      <text:p text:style-name="P30">Pattern found at index: 2556116</text:p>
      <text:p text:style-name="P30">Pattern found at index: 1968164</text:p>
      <text:p text:style-name="P30">Pattern found at index: 1388360</text:p>
      <text:p text:style-name="P30">Pattern found at index: 2613310</text:p>
      <text:p text:style-name="P30">Pattern found at index: 4396172</text:p>
      <text:p text:style-name="P30">Pattern found at index: 846060</text:p>
      <text:p text:style-name="P30">Pattern found at index: 3831335</text:p>
      <text:p text:style-name="P30">…</text:p>
      <text:p text:style-name="P30">Сompilation time: 0.084684</text:p>
      <text:p text:style-name="P30">real <text:s text:c="3"/>0m9,631s</text:p>
      <text:p text:style-name="P30">user <text:s text:c="3"/>0m0,139s</text:p>
      <text:p text:style-name="P25"><text:span text:style-name="T17">sys <text:s text:c="4"/>0m0,000s</text:span></text:p>
      <text:p text:style-name="P25"><text:span text:style-name="T12"/></text:p>
      <text:p text:style-name="P26"><text:span text:style-name="T12">С ипользованием strace:</text:span></text:p>
      <text:p text:style-name="P31">dr0ozd1@Dmitry-Nitro-AN515-45:~/Coding/Lab_os/os_labs/lab_3/src$ gcc main.c</text:p>
      <text:p text:style-name="P31">dr0ozd1@Dmitry-Nitro-AN515-45:~/Coding/Lab_os/os_labs/lab_3/src$ strace -f -e 'clone' ./a.out</text:p>
      <text:p text:style-name="P31">Program pid: 48841</text:p>
      <text:p text:style-name="P31">Write amount of threads: 16</text:p>
      <text:p text:style-name="P31">Amount of threads = 16</text:p>
      <text:p text:style-name="P31">Write amount of symbols in text: 10000000</text:p>
      <text:p text:style-name="P31">Write pattern: ABCBACBBBA</text:p>
      <text:p text:style-name="P31">strace: Process 48926 attached</text:p>
      <text:p text:style-name="P31"><text:soft-page-break/>strace: Process 48927 attached</text:p>
      <text:p text:style-name="P31">Pattern found at index: 45515</text:p>
      <text:p text:style-name="P31">strace: Process 48928 attached</text:p>
      <text:p text:style-name="P31">Pattern found at index: 107515</text:p>
      <text:p text:style-name="P31">Pattern found at index: 108433</text:p>
      <text:p text:style-name="P31">Pattern found at index: 121800</text:p>
      <text:p text:style-name="P31">strace: Process 48929 attached</text:p>
      <text:p text:style-name="P31">strace: Process 48930 attached</text:p>
      <text:p text:style-name="P31">Pattern found at index: 185857</text:p>
      <text:p text:style-name="P31">Pattern found at index: 200286</text:p>
      <text:p text:style-name="P31">strace: Process 48931 attached</text:p>
      <text:p text:style-name="P31">Pattern found at index: 228728</text:p>
      <text:p text:style-name="P31">Pattern found at index: 1389555</text:p>
      <text:p text:style-name="P31">strace: Process 48932 attached</text:p>
      <text:p text:style-name="P31">Pattern found at index: 3772274</text:p>
      <text:p text:style-name="P31">Pattern found at index: 309906</text:p>
      <text:p text:style-name="P31">strace: Process 48933 attached</text:p>
      <text:p text:style-name="P31">…</text:p>
      <text:p text:style-name="P31">Pattern found at index: 9856767</text:p>
      <text:p text:style-name="P31">[pid 48934] +++ exited with 0 +++</text:p>
      <text:p text:style-name="P31">Pattern found at index: 8734829</text:p>
      <text:p text:style-name="P31">Pattern found at index: 9301622</text:p>
      <text:p text:style-name="P31">Pattern found at index: 8110928</text:p>
      <text:p text:style-name="P31">[pid 48939] +++ exited with 0 +++</text:p>
      <text:p text:style-name="P31">Pattern found at index: 9341648</text:p>
      <text:p text:style-name="P31">[pid 48938] +++ exited with 0 +++</text:p>
      <text:p text:style-name="P31">[pid 48940] +++ exited with 0 +++</text:p>
      <text:p text:style-name="P31">Pattern found at index: 9956748</text:p>
      <text:p text:style-name="P31">[pid 48941] +++ exited with 0 +++</text:p>
      <text:p text:style-name="P31">Сompilation time: 0.088290</text:p>
      <text:p text:style-name="P31">+++ exited with 0 +++</text:p>
      <text:p text:style-name="P22"><text:span text:style-name="T11">Выводы</text:span></text:p>
      <text:p text:style-name="P34">При выполнении данной лабораторной работы я приобрел практические навыки работы с потоками в C. К тому же, я научился использовать различные способы для решения проблем возникающих при использовании многопоточного программировани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andard_20__28_user_29_" style:display-name="Standard (user)" style:family="paragraph">
      <style:paragraph-properties fo:margin-top="0cm" fo:margin-bottom="0.282cm" style:contextual-spacing="false" fo:line-height="104%" fo:text-align="start" style:justify-single-word="false" fo:orphans="2" fo:widows="2" fo:hyphenation-ladder-count="no-limit" style:vertical-align="baseline" style:writing-mode="lr-tb"/>
      <style:text-properties style:language-asian="ru" style:country-asian="RU" style:font-size-complex="11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a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409cm" fo:margin-left="0.409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409cm" fo:margin-left="1.82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409cm" fo:margin-left="3.23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409cm" fo:margin-left="4.643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fo:text-indent="-0.409cm" fo:margin-left="6.054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fo:text-indent="-0.409cm" fo:margin-left="7.46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409cm" fo:margin-left="8.876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fo:text-indent="-0.409cm" fo:margin-left="10.287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fo:text-indent="-0.409cm" fo:margin-left="11.69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6.26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267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>
          <style:list-level-label-alignment text:label-followed-by="listtab" text:list-tab-stop-position="6.267cm" fo:text-indent="-0.512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6.267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552cm" fo:margin-left="6.267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>
          <style:list-level-label-alignment text:label-followed-by="listtab" text:list-tab-stop-position="6.267cm" fo:text-indent="-0.512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6.267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267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text:list-tab-stop-position="6.267cm" fo:text-indent="-0.512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21:11:55.313127236</meta:creation-date>
    <dc:date>2022-10-22T00:18:20.513421082</dc:date>
    <meta:editing-duration>PT1H21M44S</meta:editing-duration>
    <meta:editing-cycles>31</meta:editing-cycles>
    <meta:generator>LibreOffice/7.3.6.2$Linux_X86_64 LibreOffice_project/30$Build-2</meta:generator>
    <meta:document-statistic meta:table-count="0" meta:image-count="0" meta:object-count="0" meta:page-count="10" meta:paragraph-count="242" meta:word-count="1099" meta:character-count="8422" meta:non-whitespace-character-count="6716"/>
  </office:meta>
</office:document-meta>
</file>